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tringBuffer.append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StringBuff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StringBuffer.XMLStringBuffer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StringBuffer.append( XML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StringBuffer.XMLString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StringBuffer.append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StringBuffer.append( char [ ] ch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